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37:17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1444889535133E-015">
                <text:p>-1.71444889535133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29143688028E-015">
                <text:p>2.20429143688028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